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3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6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4cm" fo:min-width="2.501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cm" svg:x="0.5cm" svg:y="0.2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cm" svg:height="1cm" svg:x="0.5cm" svg:y="2cm">
          <text:p text:style-name="P1">x, 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145cm" svg:height="1cm" svg:x="0.428cm" svg:y="3.65cm">
          <text:p text:style-name="P1">m = (x+y)/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cm" svg:height="1cm" svg:x="0.5cm" svg:y="5.25cm">
          <text:p text:style-name="P1">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2cm" svg:y1="1.25cm" svg:x2="2cm" svg:y2="2cm" draw:start-shape="id1" draw:start-glue-point="6" draw:end-shape="id2" draw:end-glue-point="5" svg:d="M2000 1250v750" svg:viewBox="0 0 1 751">
          <text:p/>
        </draw:connector>
        <draw:connector draw:style-name="gr6" draw:text-style-name="P2" draw:layer="layout" draw:type="line" svg:x1="2cm" svg:y1="3cm" svg:x2="2.001cm" svg:y2="3.65cm" draw:start-shape="id2" draw:start-glue-point="8" draw:end-shape="id3" draw:end-glue-point="4" svg:d="M2000 3000l1 650" svg:viewBox="0 0 2 651">
          <text:p/>
        </draw:connector>
        <draw:connector draw:style-name="gr7" draw:text-style-name="P2" draw:layer="layout" draw:type="line" svg:x1="2.001cm" svg:y1="4.65cm" svg:x2="2cm" svg:y2="5.25cm" draw:start-shape="id3" draw:start-glue-point="6" draw:end-shape="id4" draw:end-glue-point="4" svg:d="M2001 4650l-1 600" svg:viewBox="0 0 2 601">
          <text:p/>
        </draw:connector>
        <draw:custom-shape draw:style-name="gr1" draw:text-style-name="P1" xml:id="id5" draw:id="id5" draw:layer="layout" svg:width="3cm" svg:height="1cm" svg:x="0.501cm" svg:y="6.751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draw:type="line" svg:x1="2cm" svg:y1="6.191cm" svg:x2="2.001cm" svg:y2="6.751cm" draw:start-shape="id4" draw:start-glue-point="6" draw:end-shape="id5" draw:end-glue-point="4" svg:d="M2000 6191l1 560" svg:viewBox="0 0 2 5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03-24T18:48:34.424640912</dc:date>
    <meta:editing-duration>PT16M26S</meta:editing-duration>
    <meta:editing-cycles>4</meta:editing-cycles>
    <meta:generator>LibreOffice/7.3.7.2$Linux_X86_64 LibreOffice_project/30$Build-2</meta:generator>
    <meta:document-statistic meta:object-count="9"/>
  </office:meta>
</office:document-meta>
</file>